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Arial1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LP</text:p>
      <text:p text:style-name="Standard"/>
      <text:p text:style-name="P1"><text:span text:style-name="T1">Un travail de veille a été réalisé sur des sources fiables permettant d'argumenter le choix des outils en fonction de l'état de l'art et du besoin client</text:span></text:p>
      <text:p text:style-name="P1"><text:span text:style-name="T1"/></text:p>
      <text:p text:style-name="P1"><text:span text:style-name="T1">À partir d’un sujet donné, Le/la candidat(e)</text:span></text:p>
      <text:p text:style-name="P1"><text:span text:style-name="T1">doit :</text:span></text:p>
      <text:p text:style-name="P1"><text:span text:style-name="T1">- réaliser un état de l’art des méthodologies et</text:span></text:p>
      <text:p text:style-name="P1"><text:span text:style-name="T1">outils en explicitant le choix des sources,</text:span></text:p>
      <text:p text:style-name="P1"><text:span text:style-name="T1">- proposer une analyse de la fiabilité des</text:span></text:p>
      <text:p text:style-name="P1"><text:span text:style-name="T1">sources utilisées.</text:span></text:p>
      <text:p text:style-name="P1"><text:span text:style-name="T1"/></text:p>
      <text:p text:style-name="P1"><text:span text:style-name="T1">- Un état de l’art des méthodologies et outils existants</text:span></text:p>
      <text:p text:style-name="P1"><text:span text:style-name="T1">est dressé sur la thématique donnée,</text:span></text:p>
      <text:p text:style-name="P1"><text:span text:style-name="T1">- une analyse de cet état de l’art est exposée.</text:span></text:p>
      <text:p text:style-name="P1"><text:span text:style-name="T1">- une conclusion technique en fonction de cet état de</text:span></text:p>
      <text:p text:style-name="P1"><text:span text:style-name="T1">l’art et de l’analyse est proposé,</text:span></text:p>
      <text:p text:style-name="P1"><text:span text:style-name="T1">- les sources, canaux et fréquences sont identifiés</text:span></text:p>
      <text:p text:style-name="P1"><text:span text:style-name="T1">dans la méthodologie de collecte,</text:span></text:p>
      <text:p text:style-name="P1"><text:span text:style-name="T1">- La fiabilité des sources d'information est évaluée.</text:span></text:p>
      <text:p text:style-name="Standard"/>
      <text:p text:style-name="Standard">INTRODUCTION</text:p>
      <text:p text:style-name="Standard">Définition NLP</text:p>
      <text:p text:style-name="Standard">DEVELOPPEMENT (Techniques de NLP)</text:p>
      <text:p text:style-name="Standard">→ ???</text:p>
      <text:p text:style-name="Standard">→ Word Embedding</text:p>
      <text:p text:style-name="Standard">→ Transformers et BERT</text:p>
      <text:p text:style-name="Standard">CONCLUSION</text:p>
      <text:p text:style-name="Standard">→ Synthèse</text:p>
      <text:p text:style-name="Standard">→ Choix des techniques</text:p>
      <text:p text:style-name="Standard">BIBLIOGRAPHI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28T16:27:00.63</meta:creation-date>
    <meta:document-statistic meta:table-count="0" meta:image-count="0" meta:object-count="0" meta:page-count="1" meta:paragraph-count="26" meta:word-count="150" meta:character-count="877"/>
    <dc:date>2022-10-28T16:48:38.06</dc:date>
    <meta:editing-duration>PT6M27S</meta:editing-duration>
    <meta:editing-cycles>1</meta:editing-cycles>
    <meta:generator>OpenOffice/4.1.10$Win32 OpenOffice.org_project/4110m2$Build-9807</meta:generator>
  </office:meta>
</office:document-meta>
</file>